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0bb046"/>
    </style:style>
    <style:style style:name="P2" style:family="paragraph" style:parent-style-name="Standard">
      <style:text-properties officeooo:rsid="000bb046" officeooo:paragraph-rsid="000bb046"/>
    </style:style>
    <style:style style:name="P3" style:family="paragraph" style:parent-style-name="Standard">
      <style:text-properties fo:color="#800000" officeooo:paragraph-rsid="000bb046"/>
    </style:style>
    <style:style style:name="P4" style:family="paragraph" style:parent-style-name="Standard">
      <style:text-properties fo:color="#800000" officeooo:rsid="000bb046" officeooo:paragraph-rsid="000bb046"/>
    </style:style>
    <style:style style:name="T1" style:family="text">
      <style:text-properties officeooo:rsid="000bb0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and GitHub Beginner Tutorial </text:p>
      <text:p text:style-name="P1"/>
      <text:p text:style-name="P1"/>
      <text:p text:style-name="P1"><text:s/>Enable git commands autocomplete and colors on Mac<text:span text:style-name="T1">/Linux</text:span> ===================================================================== </text:p>
      <text:p text:style-name="P1"/>
      <text:p text:style-name="P1"><text:span text:style-name="T1">1.</text:span> How to enable git commands autocomplete feature on mac<text:span text:style-name="T1">/ Linux </text:span><text:s/>os </text:p>
      <text:p text:style-name="P1">2. How to enable git commands color features on mac<text:span text:style-name="T1">/Linux </text:span><text:s/>os </text:p>
      <text:p text:style-name="P1"/>
      <text:p text:style-name="P1"/>
      <text:p text:style-name="P1">For autocomplete —————————— </text:p>
      <text:p text:style-name="P1"/>
      <text:p text:style-name="P1">Step 1 : goto terminal put git-completion.bash script in your home directory </text:p>
      <text:p text:style-name="P1"/>
      <text:p text:style-name="P1"/>
      <text:p text:style-name="P1"/>
      <text:p text:style-name="P4">curl <text:s/>https://raw.githubusercontent.com/git/git/master/contrib/completion/git-completion.bash -o ~/.git-completion.bash</text:p>
      <text:p text:style-name="P1"/>
      <text:p text:style-name="P2">Note- <text:s/>Curl will show output of git-completion.bash <text:s text:c="2"/>file and redirect into <text:s/>your home directory file ~/.git-completion.bash</text:p>
      <text:p text:style-name="P1"/>
      <text:p text:style-name="P1">Step 2 : Add following line to your .bash_profile. This tells bash to run git autocomplete script it exists</text:p>
      <text:p text:style-name="P1"/>
      <text:p text:style-name="P3">vi ~/.bash_profile </text:p>
      <text:p text:style-name="P3"/>
      <text:p text:style-name="P3">if [ -f ~/.git-completion.bash ]</text:p>
      <text:p text:style-name="P3"><text:s/>then . ~/.git-completion.bash </text:p>
      <text:p text:style-name="P3">fi</text:p>
      <text:p text:style-name="P3"/>
      <text:p text:style-name="P3"/>
      <text:p text:style-name="P3"/>
      <text:p text:style-name="P3">For enabling git colors ————————————</text:p>
      <text:p text:style-name="P3"/>
      <text:p text:style-name="P3"><text:s/>Step 1 : check if colouring is already enabled terminal -</text:p>
      <text:p text:style-name="P3"><text:span text:style-name="T1">#</text:span> git config color.ui </text:p>
      <text:p text:style-name="P3"><text:span text:style-name="T1"><text:s/></text:span></text:p>
      <text:p text:style-name="P3">Step 2 : enable colouring </text:p>
      <text:p text:style-name="P3">git config --global color.ui tr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ha Alam</meta:initial-creator>
    <meta:creation-date>2018-04-27T13:02:01.054159256</meta:creation-date>
    <dc:date>2018-04-27T13:09:38.653827293</dc:date>
    <dc:creator>Shaha Alam</dc:creator>
    <meta:editing-duration>PT7M37S</meta:editing-duration>
    <meta:editing-cycles>1</meta:editing-cycles>
    <meta:document-statistic meta:table-count="0" meta:image-count="0" meta:object-count="0" meta:page-count="1" meta:paragraph-count="19" meta:word-count="131" meta:character-count="1008" meta:non-whitespace-character-count="873"/>
    <meta:generator>LibreOffice/5.0.6.2$Linux_X86_64 LibreOffice_project/00$Build-2</meta:generator>
  </office:meta>
</office:document-meta>
</file>